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29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30" style:parent-style-name="Standard" style:family="paragraph">
      <style:paragraph-properties fo:text-align="end"/>
      <style:text-properties fo:font-size="14pt" style:font-size-asian="14pt" style:font-size-complex="14pt" fo:language="ru" fo:country="RU"/>
    </style:style>
    <style:style style:name="P31" style:parent-style-name="Standard" style:family="paragraph">
      <style:text-properties fo:font-size="14pt" style:font-size-asian="14pt" style:font-size-complex="14pt" fo:language="ru" fo:country="RU"/>
    </style:style>
    <style:style style:name="P32" style:parent-style-name="Standard" style:family="paragraph">
      <style:text-properties fo:font-size="14pt" style:font-size-asian="14pt" style:font-size-complex="14pt" fo:language="ru" fo:country="RU"/>
    </style:style>
    <style:style style:name="P33" style:parent-style-name="Standard" style:family="paragraph">
      <style:text-properties fo:font-size="14pt" style:font-size-asian="14pt" style:font-size-complex="14pt" fo:language="ru" fo:country="RU"/>
    </style:style>
    <style:style style:name="P34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35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36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37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38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39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40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41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42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44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4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4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5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51" style:parent-style-name="Standard" style:family="paragraph">
      <style:paragraph-properties fo:text-align="justify"/>
    </style:style>
    <style:style style:name="T5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P5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57" style:parent-style-name="Standard" style:family="paragraph">
      <style:paragraph-properties fo:text-align="justify"/>
    </style:style>
    <style:style style:name="T5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59" style:parent-style-name="Standard" style:family="paragraph">
      <style:paragraph-properties fo:text-align="justify"/>
    </style:style>
    <style:style style:name="T6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6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6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6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6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67" style:parent-style-name="Standard" style:family="paragraph">
      <style:paragraph-properties fo:text-align="justify"/>
    </style:style>
    <style:style style:name="T6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6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7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7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7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73" style:parent-style-name="Standard" style:family="paragraph">
      <style:paragraph-properties fo:text-align="justify"/>
    </style:style>
    <style:style style:name="T7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P7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7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8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9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9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9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9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9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9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9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9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9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9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0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0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0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0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0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0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0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0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0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0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1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1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1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1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1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1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1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1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1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1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2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2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2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2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2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2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2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2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2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2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3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3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3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3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3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3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3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3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3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3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4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4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4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4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4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4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4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4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4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4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5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5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5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5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5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5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5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5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5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5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6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6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6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6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6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6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6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6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6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6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7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7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7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7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7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7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7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7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7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7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8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8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8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8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8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8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8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87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8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8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9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91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92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9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94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9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9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197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198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199" style:parent-style-name="Standard" style:family="paragraph">
      <style:paragraph-properties fo:text-align="justify"/>
    </style:style>
    <style:style style:name="T200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20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02" style:parent-style-name="Standard" style:family="paragraph">
      <style:paragraph-properties fo:text-align="justify"/>
    </style:style>
    <style:style style:name="T20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04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205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206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07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08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09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10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11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12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13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14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15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16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17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18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19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20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21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22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23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24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25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26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27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28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29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30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31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32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33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34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35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36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37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38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39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40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41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42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43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44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45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46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47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48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49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50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51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52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53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54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55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56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57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58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59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60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61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62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T263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264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265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266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267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268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269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270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271" style:parent-style-name="Standard" style:family="paragraph">
      <style:text-properties style:font-weight-complex="bold" fo:font-size="14pt" style:font-size-asian="14pt" style:font-size-complex="14pt" fo:language="ru" fo:country="RU"/>
    </style:style>
    <style:style style:name="P272" style:parent-style-name="Standard" style:family="paragraph">
      <style:paragraph-properties fo:text-align="justify"/>
    </style:style>
    <style:style style:name="T273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27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75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T276" style:parent-style-name="Основнойшрифтабзаца" style:family="text">
      <style:text-properties style:font-weight-complex="bold" fo:font-size="14pt" style:font-size-asian="14pt" style:font-size-complex="14pt" fo:language="ru" fo:country="RU"/>
    </style:style>
    <style:style style:name="P277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78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79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80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81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82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83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84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85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86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87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88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89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90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91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92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93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94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95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96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97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98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299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00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01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02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03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04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05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06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07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08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09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10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11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12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13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14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15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16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17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18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19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20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21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22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23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24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25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26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27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28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29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30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31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32" style:parent-style-name="Standard" style:family="paragraph">
      <style:paragraph-properties fo:text-align="justify"/>
      <style:text-properties style:font-weight-complex="bold" fo:font-size="14pt" style:font-size-asian="14pt" style:font-size-complex="14pt" fo:language="ru" fo:country="RU"/>
    </style:style>
    <style:style style:name="P33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3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3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36" style:parent-style-name="Standard" style:family="paragraph">
      <style:paragraph-properties fo:text-align="justify"/>
    </style:style>
    <style:style style:name="T33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38" style:parent-style-name="Основнойшрифтабзаца" style:family="text">
      <style:text-properties fo:font-size="14pt" style:font-size-asian="14pt" style:font-size-complex="14pt"/>
    </style:style>
    <style:style style:name="T33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40" style:parent-style-name="Основнойшрифтабзаца" style:family="text">
      <style:text-properties fo:font-size="14pt" style:font-size-asian="14pt" style:font-size-complex="14pt"/>
    </style:style>
    <style:style style:name="T34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42" style:parent-style-name="Основнойшрифтабзаца" style:family="text">
      <style:text-properties fo:font-size="14pt" style:font-size-asian="14pt" style:font-size-complex="14pt"/>
    </style:style>
    <style:style style:name="T34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4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4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4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4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4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349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50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51" style:parent-style-name="Standard" style:list-style-name="LFO1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52" style:parent-style-name="Standard" style:list-style-name="LFO1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53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54" style:parent-style-name="Standard" style:list-style-name="LFO1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55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56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  <style:style style:name="P35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5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59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6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6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6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6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6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6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6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6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68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69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70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71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72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7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7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75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76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77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378" style:parent-style-name="Standard" style:family="paragraph">
      <style:paragraph-properties fo:text-align="justify"/>
      <style:text-properties fo:font-size="14pt" style:font-size-asian="14pt" style:font-size-complex="14pt" fo:language="ru" fo:country="RU"/>
    </style:style>
  </office:automatic-styles>
  <office:body>
    <office:text text:use-soft-page-breaks="true">
      <text:p text:style-name="P1">МИНОБРНАУКИ РОССИИ</text:p>
      <text:p text:style-name="P2">ФЕДЕРАЛЬНОЕ ГОСУДАРСТВЕННОЕ БЮДЖЕТНОЕ</text:p>
      <text:p text:style-name="P3">ОБРАЗОВАТЕЛЬНОЕ УЧРЕЖДЕНИЕ ВЫСШЕГО</text:p>
      <text:p text:style-name="P4">ПРОФЕССИОНАЛЬНОГО ОБРАЗОВАНИЯ</text:p>
      <text:p text:style-name="P5">«ВОРОНЕЖСКИЙ ГОСУДАРСТВЕННЫЙ УНИВЕРСИТЕТ»</text:p>
      <text:p text:style-name="P6"/>
      <text:p text:style-name="P7"/>
      <text:p text:style-name="P8"/>
      <text:p text:style-name="P9">Математический<text:s/>факультет</text:p>
      <text:p text:style-name="P10"/>
      <text:p text:style-name="P11">Кафедра математического моделирования</text:p>
      <text:p text:style-name="P12"/>
      <text:p text:style-name="P13"/>
      <text:p text:style-name="P14"/>
      <text:p text:style-name="P15"/>
      <text:p text:style-name="P16"/>
      <text:p text:style-name="P17"/>
      <text:p text:style-name="P18">Методы сжатия информации и создание резервных копий</text:p>
      <text:p text:style-name="P19"/>
      <text:p text:style-name="P20">Лабораторная работа №1</text:p>
      <text:p text:style-name="P21"/>
      <text:p text:style-name="P22">Направление 10.05.01 Информационно-аналитические системы безопасности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Обучающийся:<text:s/><text:s text:c="79"/>Тафинцев Д.С.</text:p>
      <text:p text:style-name="P32"><text:s/></text:p>
      <text:p text:style-name="P33">Преподаватель: <text:s text:c="78"/>Завгородний М. Г.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Воронеж 2024</text:p>
      <text:p text:style-name="P45"/>
      <text:soft-page-break/>
      <text:p text:style-name="P46">Задания.</text:p>
      <text:p text:style-name="P47"/>
      <text:p text:style-name="P48"/>
      <text:p text:style-name="P49">1. Изучить работу<text:s/>программ архивирования и создания архивных копий.</text:p>
      <text:p text:style-name="P50"><text:tab/>Алгоритм решения:</text:p>
      <text:p text:style-name="P51"><text:span text:style-name="T52"><text:tab/>а) установить программы-архиваторы<text:s/></text:span><text:span text:style-name="T53">WinRAR</text:span><text:span text:style-name="T54"><text:s/>и<text:s/></text:span><text:span text:style-name="T55">WinZip</text:span></text:p>
      <text:p text:style-name="P56"><text:tab/>б) запустить их и рассмотреть все функции, которые они способны выполнять, посредством изучения действия всех предоставленных иконок<text:s/>действий и пунктов выпадающих меню</text:p>
      <text:p text:style-name="P57"><text:span text:style-name="T58"><text:tab/>в) прочесть дополнительную информацию на официальных сайтах данных программ<text:s/></text:span></text:p>
      <text:p text:style-name="P59"><text:span text:style-name="T60"><text:tab/>г) прочесть информацию о встроенной в<text:s/></text:span><text:span text:style-name="T61">Windows</text:span><text:span text:style-name="T62"><text:s/>утилите создания резервной копии</text:span></text:p>
      <text:p text:style-name="P63"/>
      <text:p text:style-name="P64"/>
      <text:p text:style-name="P65">2. Изучить один из методов сжатия информации.</text:p>
      <text:p text:style-name="P66"><text:tab/>Алгоритм решения:</text:p>
      <text:p text:style-name="P67"><text:span text:style-name="T68"><text:tab/>а) задать в поисковом окне браузера запрос по типу «методы сжатия информации» и изучить материалы какого-либо сайта<text:s/></text:span></text:p>
      <text:p text:style-name="P69"><text:tab/>б) выбрать один из алгоритмов и более подробно изучить его, посредством поиска дополнительной информации сети Интернет</text:p>
      <text:p text:style-name="P70"/>
      <text:p text:style-name="P71"/>
      <text:p text:style-name="P72">3. Создать алгоритм и написать программу, реализующую изученный Вами метод сжатия информации.</text:p>
      <text:p text:style-name="P73"><text:span text:style-name="T74">4. Создать алгоритм и написать программу, выполняющую декомпрессию.</text:span><text:span text:style-name="T75"><text:tab/>Ниже при</text:span><text:span text:style-name="T76">веден код программы на языке<text:s/></text:span><text:span text:style-name="T77">Python</text:span></text:p>
      <text:p text:style-name="P78">Архиватор:</text:p>
      <text:p text:style-name="P79"/>
      <text:p text:style-name="P80">with open('123.txt', 'r') as file:</text:p>
      <text:p text:style-name="P81"><text:s text:c="4"/>text = file.read() <text:s/># text_in_file - переменная, которая хронит весь текст файла</text:p>
      <text:p text:style-name="P82"/>
      <text:p text:style-name="P83"/>
      <text:p text:style-name="P84">def calculate_char_probabilities(text):</text:p>
      <text:p text:style-name="P85"><text:s text:c="4"/># Создаем пустой словарь для хранения символов и их вероятностей</text:p>
      <text:p text:style-name="P86"><text:s text:c="4"/>char_probabilities = {}</text:p>
      <text:p text:style-name="P87"/>
      <text:p text:style-name="P88"><text:s text:c="4"/># Подсчитываем общее количество символов в тексте</text:p>
      <text:p text:style-name="P89"><text:s text:c="4"/>total_chars = len(text)</text:p>
      <text:p text:style-name="P90"/>
      <text:p text:style-name="P91"><text:s text:c="4"/># Проходимся по каждому символу в тексте</text:p>
      <text:p text:style-name="P92"><text:s text:c="4"/>for char in text:</text:p>
      <text:p text:style-name="P93"><text:s text:c="8"/># Если символ уже есть в словаре, увеличиваем его количество</text:p>
      <text:p text:style-name="P94"><text:s text:c="8"/>if char in char_probabilities:</text:p>
      <text:p text:style-name="P95"><text:s text:c="12"/>char_probabilities[char] += 1</text:p>
      <text:soft-page-break/>
      <text:p text:style-name="P96"><text:s text:c="8"/># Если символа нет в словаре, добавляем его с количеством 1</text:p>
      <text:p text:style-name="P97"><text:s text:c="8"/>else:</text:p>
      <text:p text:style-name="P98"><text:s text:c="12"/>char_probabilities[char] = 1</text:p>
      <text:p text:style-name="P99"/>
      <text:p text:style-name="P100"><text:s text:c="4"/># Вычисляем вероятность каждого символа</text:p>
      <text:p text:style-name="P101"><text:s text:c="4"/>for char in char_probabilities:</text:p>
      <text:p text:style-name="P102"><text:s text:c="8"/>char_probabilities[char] /= total_chars</text:p>
      <text:p text:style-name="P103"/>
      <text:p text:style-name="P104"><text:s text:c="4"/>return char_probabilities</text:p>
      <text:p text:style-name="P105"/>
      <text:p text:style-name="P106"/>
      <text:p text:style-name="P107">def huffman_encoding(char_probabilities):</text:p>
      <text:p text:style-name="P108"><text:s text:c="4"/># Создаем список символов с их вероятностями</text:p>
      <text:p text:style-name="P109"><text:s text:c="4"/>huffman_tree = [[weight, [char, ""]] for char, weight in char_probabilities.items()]</text:p>
      <text:p text:style-name="P110"/>
      <text:p text:style-name="P111"><text:s text:c="4"/># Пока в дереве не останется один элемент, мы будем объединять два элемента с наименьшей вероятностью</text:p>
      <text:p text:style-name="P112"><text:s text:c="4"/>while len(huffman_tree) &gt; 1:</text:p>
      <text:p text:style-name="P113"><text:s text:c="8"/># Находим два наименее вероятных символа</text:p>
      <text:p text:style-name="P114"><text:s text:c="8"/>huffman_tree = sorted(huffman_tree, key=lambda p: p[0])</text:p>
      <text:p text:style-name="P115"><text:s text:c="8"/>lo = huffman_tree.pop(0)</text:p>
      <text:p text:style-name="P116"><text:s text:c="8"/>hi = huffman_tree.pop(0)</text:p>
      <text:p text:style-name="P117"/>
      <text:p text:style-name="P118"><text:s text:c="8"/># Объединяем их в новый узел дерева</text:p>
      <text:p text:style-name="P119"><text:s text:c="8"/>for pair in lo[1:]:</text:p>
      <text:p text:style-name="P120"><text:s text:c="12"/>pair[1] = '0' + pair[1]</text:p>
      <text:p text:style-name="P121"><text:s text:c="8"/>for pair in hi[1:]:</text:p>
      <text:p text:style-name="P122"><text:s text:c="12"/>pair[1] = '1' + pair[1]</text:p>
      <text:p text:style-name="P123"><text:s text:c="8"/>node = [lo[0] + hi[0]] + lo[1:] + hi[1:]</text:p>
      <text:p text:style-name="P124"/>
      <text:p text:style-name="P125"><text:s text:c="8"/># Добавляем новый узел в дерево</text:p>
      <text:p text:style-name="P126"><text:s text:c="8"/>huffman_tree.append(node)</text:p>
      <text:p text:style-name="P127"/>
      <text:p text:style-name="P128"><text:s text:c="4"/># Возвращаем словарь символов с их двоичными кодами</text:p>
      <text:p text:style-name="P129"><text:s text:c="4"/>return sorted(huffman_tree[0][1:], key=lambda p: (len(p[-1]), p))</text:p>
      <text:p text:style-name="P130"/>
      <text:p text:style-name="P131"/>
      <text:p text:style-name="P132">def bin_to_hex(encoded_text):</text:p>
      <text:p text:style-name="P133"><text:s text:c="4"/>return hex(int(encoded_text, 2))[2:]</text:p>
      <text:p text:style-name="P134"/>
      <text:p text:style-name="P135"/>
      <text:p text:style-name="P136">probabilities = calculate_char_probabilities(text)</text:p>
      <text:p text:style-name="P137">huffman_codes =<text:s/>huffman_encoding(probabilities)</text:p>
      <text:p text:style-name="P138"># Создаем новый словарь с символами и их двоичными кодами</text:p>
      <text:p text:style-name="P139">huffman_dict = {char: code for char, code in huffman_codes}</text:p>
      <text:soft-page-break/>
      <text:p text:style-name="P140"># Заменяем символы в тексте на двоичные коды</text:p>
      <text:p text:style-name="P141"/>
      <text:p text:style-name="P142">encoded_text = ''.join(huffman_dict.get(char, char) for char in text)</text:p>
      <text:p text:style-name="P143"/>
      <text:p text:style-name="P144"/>
      <text:p text:style-name="P145">ind = encoded_text.index('1')</text:p>
      <text:p text:style-name="P146">start_zero = encoded_text[:ind]</text:p>
      <text:p text:style-name="P147">end_cod = bin_to_hex(encoded_text)</text:p>
      <text:p text:style-name="P148"/>
      <text:p text:style-name="P149">with open('124.txt', 'w') as file:</text:p>
      <text:p text:style-name="P150"><text:s text:c="4"/>file.write(start_zero + ' ')</text:p>
      <text:p text:style-name="P151"><text:s text:c="4"/>file.write(end_cod + ' ')</text:p>
      <text:p text:style-name="P152"><text:s text:c="4"/>file.write(str(huffman_dict))</text:p>
      <text:p text:style-name="P153">Деархиватор:</text:p>
      <text:p text:style-name="P154"/>
      <text:p text:style-name="P155">with open('124.txt', 'r') as file:</text:p>
      <text:p text:style-name="P156"><text:s text:c="4"/>content = file.read()</text:p>
      <text:p text:style-name="P157">start_zero, cod_text_hex, huffman_dict_str = content.split(' ', 2)</text:p>
      <text:p text:style-name="P158">huffman_dict = eval(huffman_dict_str)</text:p>
      <text:p text:style-name="P159"/>
      <text:p text:style-name="P160"/>
      <text:p text:style-name="P161">def hex_to_bin(cod_text_hex):</text:p>
      <text:p text:style-name="P162"><text:s text:c="4"/>int_code = int(cod_text_hex, 16)</text:p>
      <text:p text:style-name="P163"><text:s text:c="4"/>return start_zero + bin(int_code)[2:]</text:p>
      <text:p text:style-name="P164"/>
      <text:p text:style-name="P165"/>
      <text:p text:style-name="P166">def decode_binary(binary_code, code_dict):</text:p>
      <text:p text:style-name="P167"><text:s text:c="4"/># Переворачиваем словарь, чтобы можно было искать символы по двоичным кодам</text:p>
      <text:p text:style-name="P168"><text:s text:c="4"/>reversed_dict = {v: k for k, v in code_dict.items()}</text:p>
      <text:p text:style-name="P169"/>
      <text:p text:style-name="P170"><text:s text:c="4"/># Инициализируем переменную для хранения декодированного текста</text:p>
      <text:p text:style-name="P171"><text:s text:c="4"/>decoded_text = ""</text:p>
      <text:p text:style-name="P172"/>
      <text:p text:style-name="P173"><text:s text:c="4"/># Инициализируем переменную для хранения текущего двоичного кода</text:p>
      <text:p text:style-name="P174"><text:s text:c="4"/>current_code = ""</text:p>
      <text:p text:style-name="P175"/>
      <text:p text:style-name="P176"><text:s text:c="4"/># Проходим по каждому символу в двоичном коде</text:p>
      <text:p text:style-name="P177"><text:s text:c="4"/>for bit in binary_code:</text:p>
      <text:p text:style-name="P178"><text:s text:c="8"/># Добавляем текущий бит к текущему двоичному коду</text:p>
      <text:p text:style-name="P179"><text:s text:c="8"/>current_code += bit</text:p>
      <text:p text:style-name="P180"><text:s text:c="8"/># Если текущий двоичный код есть в словаре, добавляем соответствующий символ к декодированному тексту</text:p>
      <text:p text:style-name="P181"><text:s text:c="8"/>if current_code in reversed_dict:</text:p>
      <text:p text:style-name="P182"><text:s text:c="12"/>decoded_text += reversed_dict[current_code]</text:p>
      <text:soft-page-break/>
      <text:p text:style-name="P183"><text:s text:c="12"/># Сбрасываем текущий двоичный код</text:p>
      <text:p text:style-name="P184"><text:s text:c="12"/>current_code = ""</text:p>
      <text:p text:style-name="P185"/>
      <text:p text:style-name="P186"><text:s text:c="4"/>return decoded_text</text:p>
      <text:p text:style-name="P187"/>
      <text:p text:style-name="P188"/>
      <text:p text:style-name="P189">cod_text_bin = hex_to_bin(cod_text_hex)</text:p>
      <text:p text:style-name="P190">text = decode_binary(cod_text_bin, huffman_dict)</text:p>
      <text:p text:style-name="P191">with open('125.txt', 'w') as file:</text:p>
      <text:p text:style-name="P192"><text:s text:c="4"/>file.write(text)</text:p>
      <text:p text:style-name="P193"/>
      <text:p text:style-name="P194">5. Проверить работоспособность<text:s/>подготовленных Вами программ. Для этого выберите файл для сжатия. Преобразуйте его с помощью Вашей программы. Посмотрите на сколько изменился объем файла. Разархивируйте преобразованный файл и сравните его с исходным файлом.</text:p>
      <text:p text:style-name="P195"><text:tab/>Файлы, использованные для проверки работоспособности программы, прилагаются в электронном виде.</text:p>
      <text:p text:style-name="P196"><text:tab/>Опишем в текстовом виде проведенные проверки.</text:p>
      <text:p text:style-name="P197"/>
      <text:p text:style-name="P198">Проверка<text:s/></text:p>
      <text:p text:style-name="P199"><text:span text:style-name="T200"><text:tab/>Файл с расширение<text:s/></text:span><text:span text:style-name="T201">txt.</text:span></text:p>
      <text:p text:style-name="P202"><text:span text:style-name="T203"><text:tab/></text:span><text:span text:style-name="T204">Текст:</text:span><text:s/><text:span text:style-name="T205">Полночь приближалась, пришлось спешить. Маргарита смутно видела что-нибудь. Запомнились свечи и самоцветный какой-то бассейн. Когда Маргарита стала на дно этого бассейна, Гелла и помогающая ей Наташа окатили Маргариту какой-то горячей, густой и красной жидкостью. Маргарита ощутила соленый вкус на губах и поняла, что ее моют кровью. Кровавая мантия сменилась другою – густой, прозрачной, розоватой, и у Маргариты закружилась голова от розового масла. Потом Маргариту бросили на хрустальное ложе и до блеска стали растирать какими-то большими зелеными листьями. Тут ворвался кот и стал помогать. Он уселся на корточки у ног Маргариты и стал натирать ей ступни с таким видом, как будто чистил сапоги на улице. Маргарита не помнит, кто сшил ей из лепестков бледной розы туфли, и как эти туфли сами собой застегнулись золотыми пряжками. Какая-то сила вздернула Маргариту и поставила перед зеркалом, и в волосах у нее блеснул королевский алмазный венец. Откуда-то явился Коровьев и повесил на грудь Маргариты тяжелое в овальной раме изображение черного пуделя на тяжелой цепи. Это украшение чрезвычайно обременило королеву. Цепь сейчас же стала натирать шею, изображение тянуло ее согнуться. Но кое-что вознаградило Маргариту за те неудобства, которые ей причиняла цепь с черным пуделем. Это – та почтительность, с которою стали относиться к ней Коровьев и Бегемот.</text:span></text:p>
      <text:p text:style-name="P206"/>
      <text:p text:style-name="P207">– Ничего, ничего, ничего! – бормотал Коровьев у дверей комнаты с бассейном, – ничего не поделаешь, надо, надо, надо. Разрешите, королева, вам дать последний совет. Среди гостей будут различные, ох, очень различные, но никому, королева Марго, никакого преимущества! Если кто-нибудь и не понравится... Я понимаю,<text:s/><text:soft-page-break/>что вы, конечно, не выразите этого на своем лице... Нет, нет, нельзя подумать об этом! Заметит, заметит в то же мгновение. Нужно полюбить его, полюбить, королева. Сторицей будет вознаграждена за это хозяйка бала! И еще: не пропустить никого. Хоть улыбочку, если не будет времени бросить слово, хоть малюсенький поворот головы. Все, что угодно, но только не невнимание. От этого они захиреют...</text:p>
      <text:p text:style-name="P208"/>
      <text:p text:style-name="P209">Тут Маргарита в сопровождении Коровьева и Бегемота шагнула из бассейной в полную темноту.</text:p>
      <text:p text:style-name="P210"/>
      <text:p text:style-name="P211">– Я, я, – шептал кот, – я дам сигнал!</text:p>
      <text:p text:style-name="P212"/>
      <text:p text:style-name="P213">– Давай! – ответил в темноте Коровьев.</text:p>
      <text:p text:style-name="P214"/>
      <text:p text:style-name="P215">– Бал! – пронзительно визгнул кот, и тотчас Маргарита вскрикнула и на несколько секунд закрыла глаза. Бал упал на нее сразу в виде света, вместе с ним – звука и запаха. Уносимая под руку Коровьевым, Маргарита увидела себя в тропическом лесу. Красногрудые зеленохвостые попугаи цеплялись за лианы, перескакивали по ним и оглушительно кричали: «Я восхищен!» Но лес быстро кончился, и его банная духота тотчас сменилась прохладою бального зала с колоннами из какого-то желтоватого искрящегося камня. Этот зал, так же как и лес, был совершенно пуст, и лишь у колонн неподвижно стояли обнаженные негры в серебряных повязках на головах. Лица их стали грязно-бурыми от волнения, когда в зал влетела Маргарита со своею свитой, в которой откуда-то взялся Азазелло. Тут Коровьев выпустил руку Маргариты и шепнул:</text:p>
      <text:p text:style-name="P216"/>
      <text:p text:style-name="P217">– Прямо на тюльпаны!</text:p>
      <text:p text:style-name="P218"/>
      <text:p text:style-name="P219">Невысокая стена белых тюльпанов выросла перед Маргаритой, а за нею она увидела бесчисленные огни в колпачках и перед ними белые груди и черные плечи фрачников. Тогда Маргарита поняла, откуда шел бальный звук. На нее обрушился рев труб, а вырвавшийся из-под него взмыв скрипок окатил ее тело, как кровью. Оркестр человек в полтораста играл полонез.</text:p>
      <text:p text:style-name="P220"/>
      <text:p text:style-name="P221">Возвышавшийся перед оркестром человек во фраке, увидев Маргариту, побледнел, заулыбался и вдруг взмахом рук поднял весь оркестр. Ни на мгновение не прерывая музыки, оркестр, стоя, окатывал Маргариту звуками. Человек над оркестром отвернулся от него и поклонился низко, широко разбросив руки, и Маргарита, улыбаясь, помахала ему рукой.</text:p>
      <text:p text:style-name="P222"/>
      <text:p text:style-name="P223">– Нет, мало, мало, – зашептал Коровьев, – он не будет спать всю ночь. Крикните ему: «Приветствую вас, король вальсов!»</text:p>
      <text:p text:style-name="P224"/>
      <text:p text:style-name="P225">Маргарита крикнула это и подивилась тому, что ее голос, полный как колокол, покрыл вой оркестра. Человек от счастья вздрогнул и левую руку приложил к<text:s/><text:soft-page-break/>груди, правой продолжая махать оркестру белым жезлом.</text:p>
      <text:p text:style-name="P226"/>
      <text:p text:style-name="P227">– Мало, мало, – шептал Коровьев, – глядите налево, на первые скрипки, и кивните так, чтобы каждый думал, что вы его узнали в отдельности. Здесь только мировые знаменитости. Вот этому, за первым пультом, это Вьетан. Так, очень хорошо. Теперь дальше.</text:p>
      <text:p text:style-name="P228"/>
      <text:p text:style-name="P229">– Кто дирижер? – отлетая, спросила Маргарита.</text:p>
      <text:p text:style-name="P230"/>
      <text:p text:style-name="P231">– Иоганн Штраус, – закричал кот, – и пусть меня повесят в тропическом саду на лиане, если на каком-нибудь балу когда-либо играл такой оркестр. Я приглашал его! И, заметьте, ни один не заболел и ни один не отказался.</text:p>
      <text:p text:style-name="P232"/>
      <text:p text:style-name="P233">В следующем зале не было колонн, вместо них стояли стены красных, розовых, молочно-белых роз с одной стороны, а с другой – стена японских махровых камелий. Между этими стенами уже били, шипя, фонтаны, и шампанское вскипало пузырями в трех бассейнах, из которых был первый – прозрачно-фиолетовый, второй – рубиновый, третий – хрустальный. Возле них метались негры в алых повязках, серебряными черпаками наполняя из бассейнов плоские чаши. В розовой стене оказался пролом, и в нем на эстраде кипятился человек в красном с ласточкиным хвостом фраке. Перед ним гремел нестерпимо громко джаз. Лишь только дирижер увидел Маргариту, он согнулся перед нею так, что руками коснулся пола, потом выпрямился и пронзительно закричал:</text:p>
      <text:p text:style-name="P234"/>
      <text:p text:style-name="P235">– Аллилуйя!</text:p>
      <text:p text:style-name="P236"/>
      <text:p text:style-name="P237">Он хлопнул себя по коленке раз, потом накрест по другой – два, вырвал из рук крайнего музыканта тарелку, ударил ею по колонне.</text:p>
      <text:p text:style-name="P238"/>
      <text:p text:style-name="P239">Улетая, Маргарита видела только, что виртуоз-джазбандист, борясь с полонезом, который дул Маргарите в спину, бьет по головам джазбандистов своей тарелкой и те приседают в комическом ужасе.</text:p>
      <text:p text:style-name="P240"/>
      <text:p text:style-name="P241">Наконец вылетели на площадку, где, как поняла Маргарита, ее во тьме встречал Коровьев с лампадкой. Теперь на этой площадке глаза слепли от света, льющегося из хрустальных виноградных гроздьев. Маргариту установили на место, и под левой рукой у нее оказалась низкая аметистовая колонка.</text:p>
      <text:p text:style-name="P242"/>
      <text:p text:style-name="P243">– Руку можно будет положить на нее, если станет очень трудно, – шептал Коровьев.</text:p>
      <text:p text:style-name="P244"/>
      <text:p text:style-name="P245">Какой-то чернокожий подкинул под ноги Маргарите подушку с вышитым на ней золотым пуделем, и на нее она, повинуясь чьим-то рукам, поставила, согнув в колене, свою правую ногу. Маргарита попробовала оглядеться. Коровьев и Азазелло стояли возле нее в парадных позах. Рядом с Азазелло – еще трое<text:s/><text:soft-page-break/>молодых людей, смутно чем-то напомнивших Маргарите Абадонну. В спину веяло холодом. Оглянувшись, Маргарита увидела, что из мраморной стены сзади нее бьет шипящее вино и стекает в ледяной бассейн. У левой ноги она чувствовала что-то теплое и мохнатое. Это был Бегемот.</text:p>
      <text:p text:style-name="P246"/>
      <text:p text:style-name="P247">Маргарита была в высоте, и из-под ног ее вниз уходила грандиозная лестница, крытая ковром. Внизу, так далеко, как будто бы Маргарита смотрела обратным способом в бинокль, она видела громаднейшую швейцарскую с совершенно необъятным камином, в холодную и черную пасть которого мог свободно въехать пятитонный грузовик. Швейцарская и лестница, до боли в глазах залитая светом, были пусты. Трубы теперь доносились до Маргариты издалека. Так простояли неподвижно около минуты.</text:p>
      <text:p text:style-name="P248"/>
      <text:p text:style-name="P249">– Где же гости? – спросила Маргарита у Коровьева.</text:p>
      <text:p text:style-name="P250"/>
      <text:p text:style-name="P251">– Будут, королева, сейчас будут. В них недостатка не будет. И, право, я предпочел бы рубить дрова, вместо того чтобы принимать их здесь на площадке.</text:p>
      <text:p text:style-name="P252"/>
      <text:p text:style-name="P253">– Что рубить дрова, – подхватил словоохотливый кот, – я хотел бы служить кондуктором в трамвае, а уж хуже этой работы нет ничего на свете.</text:p>
      <text:p text:style-name="P254"/>
      <text:p text:style-name="P255">– Все должно быть готово заранее, королева, – объяснял Коровьев, поблескивая глазом сквозь испорченный монокль. – Ничего не может быть гаже, чем когда приехавший первым гость мыкается, не зная, что ему предпринять, а его законная мегера шепотом пилит его за то, что они приехали раньше всех. Такие балы надо выбрасывать на помойку, королева.</text:p>
      <text:p text:style-name="P256"/>
      <text:p text:style-name="P257">– Определенно на помойку, – подтвердил кот.</text:p>
      <text:p text:style-name="P258"/>
      <text:p text:style-name="P259">– До полуночи не более десяти секунд, – добавил Коровьев, – сейчас начнется.</text:p>
      <text:p text:style-name="P260"/>
      <text:p text:style-name="P261">Эти десять секунд показались Маргарите чрезвычайно длинными. По-видимому, они истекли уже, и ровно ничего не произошло. Но тут вдруг что-то грохнуло внизу в громадном камине, и из него выскочила виселица с болтающимся на ней полурассыпавшимся прахом. Этот прах сорвался с веревки, ударился об пол, и из него выскочил черноволосый красавец во фраке и в лакированных туфлях. Из камина выбежал полуистлевший небольшой гроб, крышка его отскочила, и из него вывалился другой прах. Красавец галантно подскочил к нему и подал руку калачиком, второй прах сложился в нагую вертлявую женщину в черных туфельках и с черными перьями на голове, и тогда оба, и мужчина и женщина, заспешили вверх по лестнице.<text:s/>(16кб)</text:p>
      <text:p text:style-name="P262"/>
      <text:p text:style-name="Standard"><text:span text:style-name="T263">Результат компрессии:</text:span><text:s/><text:span text:style-name="T264">0<text:s/></text:span><text:span text:style-name="T265">44bc0bc47f73d560145484d5fbf73d51c1f57f57981ca6fa1aca7b6cf54e75784997ea2dd013843f172561373e864553cff04a0b57f569022e5d59e3ec34832706cd96f8c2e7f989</text:span><text:soft-page-break/><text:span text:style-name="T266">ad6062430b7db74eb29edb3d539d53909c53ae2fcf03fb7f3135ac0c537e45f8009cbb9fe3ed9b179cb3a06cf19391d3bdb26a0baca7b6cf54d39b2df185cff5bfd64481afd6a6a7e365cdecd4bc6c296e6fd4dfb143594f6d9ea9cef79a4d42757c209c1b51a9ae29d6a5897b9773e4c84df843fd11b8fb13cdefd1fb1430b77e93496771246aceaf104a1357f5dd4dbf6387eb5353f1afdcf7ddec885e35fbbeefd24fc6bf2e4eb29edb3d53733b2dea45284d5fd6f87d2779eefbbf4fb7f71350943225e7fc6b29edb3d534e63bf5505c539ef5353907cbe3078a8cbaefcc0455b3aa720bbb3535ec9bf9b2d5e145cff31e0f8e5e173b0104e70b816a6fb3c2a1acc49ea7f692156737cf2ea9c86e7f8fb64df433c8593580ab38a737fa7e23572717dbaca7b6cf54dccbaa7218a4d7b26fe81b54d3c92eae396af1a8b77f17e6cb7309b8ff08b5350d59e7ed5c53920b61843594f6d9ea9ce28dcff04a77e69fea8e50d03657704731536fd330117178dbbeeb98d36682df97365b9e06b8d36682eacf0babec78d9d9a9c5a4905abf9df0f37385dcf5914d9e150c2d2d9645cff5542751dba3a4909d653db67aa69cbb9fa9cd1427731d8bb3b1d6c87f17e5d4d4f0facbdc9c5119808a924337fbe114ab546d21c4ba4e0da905161433c86d4dd22e7f99a28559c2dfdfa3f14cbb9fa4554314eb7a9b9fd653db67aa6e63645407c6a6fa483e5e36ecf1195df63b22a0963091d2fb7f729ba019c538d91501e36b0c72a8644cff25bd91d04b184ec3b4704918bf7b1d8e20943f37fbe1144a1ac151cbfab030935c2a354e427149af64dfc3a2c6fcaefb1d91504b18d92487e88d5fb4926fd59433c7f37e05c43fd4f74a6decdca1faca7b6cf54d39d9c718a1377b153a4df9be7fd72340db9ea88a4c84eb0c72feae123a4e71b94dd011c219133fc3f1cee7c4353807cbea6fdfab9be7fdfb1d53905de65f5537eace6e281b0b7f7e8fc532e4522d8e3cd0468c7e78a8916fdf89448b7efc4a245be88c3f31fde3ce430b7f7e8fc53275d48ec0d9bfc149b9ab989ad6062fe2fc3f128916fe28dcfdd013039fbf14ddf7e29bbefc5377a1915cbbd81ca717e6ff7c22937ea4f1ae937f73f508b8946d5fa41a19e5bb172eb7ea7036613724f765d05109c8bf7bdbf78904feecba0a213917e2fc4adfe137e6ff7c2293aca7b6fdf895b2dfb7f73d85e12f38a9d2511ac17505cd3f172561373f97146e7cbb3453ab282086795b9f25e26c6fc21fea397e6f94085f7e28d473b2ea9c6781fdbf8a7569f1c605b0c208219e3077e283bf1403eeb3b9fb93c49bfbd8cf03fe1119154f106a77e76788353d4c7f8546e2d2fa412c219e29145fb9f0b1614dfd16fdfb9f0b1614dfbf37fbe1149433cb1ff56c3036613741ea7ba536f6455d0539d9cf03fcf7dd6466ce6242511ac1e879c59cc51b9eff29a9a9bf895bf6fa1917bcdfc90718f11a9bf45417146613741ea7638825cc77eaa6fea87d3efcf7cdfdc4858d609f6a8db9fa7f7cf5be1f4710d67d62fc21fe4dbf717df8bf1f83edfc518a284bc492c219e43cf03fb7f792e765eaf62c4d0410468ecc49eb29edb3d539d4d5fe7bf4f157412ae16fefd1f8a4e5c8a45b1c79ce1d36924272bb989ad6062f1b5373e049b1c71c179a50468c7e7957e66fc3f0e8e4e4337cefc3f33ae9e3556d2904423463f3cbcd2464461fbce906a1a98e382f38c2dfdfa3f14411a31f914904461fb9ef93aa700f97ea2bb6924337cefcb8fcc49aeb29edb3d539d4ab7aad2484e5c538a2adf07dbfab0d495d9d96f5c09d684bb2864524327990c538a2357b2ea753516e8d5a41cdfa9c454e35712f187e76896ce5cecf32f650c8b0beabc4b3b9fbb752d4e16fefd1f8a39c5faca7b6cf54e7268b7404eac30cea63eff2a2455bfc608aa50c2dd9a97dbd4dce4676020bded3ea6e46e7f94db2bac31c8320b57f3b381649cbf731d8ab65ab4905dcfe25e32efb412394e01f2fcdea8920b6735803cad4fabd579c1222c073c7f045730e54fbf9be4228559bf2e8b7f312452ceb92f7ce71f98935d5e209426afee7bef426efb1cc483e5f6fe764275737c3c8a785caee6cb7edf173fc2a00fe927f6fe5ab7acbce2dfab39b3c1328644cfcf3b217e396e1519b2dcb822b7e61c0d5fa47474117ee5353bf2e051cfe4e6f8791628e7eea28a2fd53f64177b0522a089c8c516f5cd4d58ec31d649c7bb9fa32eb65ee29d6f87d25ea1ac096c3395eea9c82eb7acba5e2ec27a</text:span><text:soft-page-break/><text:span text:style-name="T267">e70bbcf53c0a0959bf37edba7533b21a8107013aca7b6cf54e757f569f163ab453f1afd4cdf3fef8dbcda9ba45cff51d642aceb3aecbb001e86b312785bfbf47e29a8e729a9a86ea5a9d653db67aa6e65c3a3924859c468c7e44bacf1f8a71d883fcc93888468de31472bed96754e0a73100e3dc7620ff325f4d473bf509dcc762ed653db67aa7e35fa73b38a2c7794e4d16e809cc45445a8411391bed25d4cdf0e6446cbdcbb98ec5d89785cc40391adea6e5cb848e9391b90811759bd91095bf443599f6dd3aca7b6cf54e773e4c84dfbcda9ba70e80cc483e4e0d9da25a8678ce288dec7523942aceec531f52c5fa751ced2683946ab395d17e7eec516fea3bc394d56f579f6ef6c9a8688c701f7e6cb737bf47ec50cf275b153ee1203e90dd4dcf81ff66a7396dec86e7c3ca1d411a3b3fdda383a683946ab3b98ec5dbfad8a9f7f8c2407d21ba9facdecb62fc9a2dd14d653db67aa69bf73ec045c5017e76520e31215672ea5dd4dba8ef12f7f8dd4b773f71321a9157f7f5b153ea19e2b8a771697d20963146e7b1d7292cee12eb8d5bf7f5b153edfaa7ecdfbdb26e5243594f6d9ea9a73b44b67854322d80fa43714ddbfad8a9f7f8de748e9242acef3c516fe5dcfb43c942ace2575bf7e1cbdf6feecbac77eab4dd4b56fcbaca7b6cf54e6fc90718966afdfb9fe25ec84e8e13ba96f8c823463f3c60efdc487dfb890fbf0fcec8e8e4e430b7f7e8fc52fc3f79628cc26e83d5e64dfd4ad8e2f11f430b755a4a71a384d9cd6008975690753a26c7526b7e6ff7c1fd4907ebf444580a347653db67aa739bd56924273c0ff2ee7ee5a284d5fc7fc26fc21fe88d6f87d6fdcf8138366cb737c3dbe17ee7dbd70353c6dfd6c54fb28645b01f486ef3d5126a6fb3a8edddfb4921970451363ba96a773d50f14a19badea6e5bf73d9a78db9efdde02a59dc4bd937f7f5b153ea73100e718543a1fc208d18fd6521f7ee243efc3f0e8e4e430b7f7e8fc52fc3f5a0cdca718a4229f7e29dcc768e46ab7abcb56fcb9ab42538c72dbf087ec399b22ae706d727890bf087fa8e68b7f25d2905d4de77403e5f5354322aba2afe3f07dbfb85efd1c8ce94f104a7f5354359fe79e07fc26fcecee63b4738dca41f3fe2fcf03fd67bf072486b325b7ef1209fcf7fbe3bd0d664731d7f5d20f8e8411a31f858ff5cbd5151db03c3f79841cb37eaf3dfaa84eb29edb3d539411a31fac1fdb245ac10fb29adf87e765bd5124337cefc3f2ee53537f7104cee7e91564f531f7f95122adfe3566e4e29c0b2517e8a82e29cd96ff02e4ac26e7f31209cdfb6e9170563f2dbd90c72df1b7f5b153ea19e56e7ab6848e90d16fa23583bf3b3c41be717e25df729628cecb1e1019712efb94b146f36cbb215650468ecfd508b9362f38e33b2118a330e07e6f87915fa9c454ff12bdd53f641754e09ccdecd49c7b7eefbbf471edfb8f0f10bc5d88071eeefbbabbee2f1b54ffbe4e5fa7575dd4dbe361faa705399e7caad57bb897bdfa38f73678805190d6502ae4e781af0baa7053c2e48a8cc282df872f2cdfacdf239272fcb874f1cc955bf1a956af321fb94bae759e17531f61ee626b5818a5edf95dcdf3feb8f730e06e63b4706c3f73df77b22178bd9abe107f4706bf50ffbe361fba9614be8e0d7e3ec1a8d87e7bd4d4e41f27064359fee846257bb883905abf8a2deb9a9a41c7bb9fa32eb65edfab1d863ac939c2e123bccb6785c53cf8132ce5773135ac0c5f4dc87d5ab18491ca86b3f77ddfa78daa7051bdb2ec8559dcf7c3f8bf2ea628e314e7854fb37466af2c9a8559c2407d21ba99bd9a97f1ab826a7e23549ce33da7d4ff8d66f65b08644a3b17625e35bd8e2031454e3bcaf1fadeff0dfd70a9750d604a39fc7e0fb7f5cbd5151dc9a2dd01aca7b6cf54d37ef2d5fb4921567731d8bb1458e396df843fdd4b6785cdfa9242acee7c26fdcf9ff1a8e73d67850ab39773df2754e01f2fcecb7aa24859c468c7eb3a00a09199442346f2167a1fc924356186773f9be104d8dd976fdcf9ff18a5bd8a9ee7f5dd4dbe361faea4dfa8e7692195ddd4b737b23145bfb84bae3648e71cf601a9bf26e9ea868b1dcfe6f87914208d1a2c083966fd653db67aa73a8b7404e3f07dbf7e10ff517a69f745ee152eb12572d4efcc7f59abfabb9f0f2877f8bf37cffae0dae486b29edb3d538d4d5e54937e61f83dcfeb7c3e93c6b854bac495cb53fa6ad3e06c73d806f8d971c6e7ab58ba6c4f5337f85122adfe32454d610468de32df</text:span><text:soft-page-break/><text:span text:style-name="T268">28b0ea3810700b8a7721ef39b9a9bf5b745f9b2ddcf93213aca7b6cf54e6fd11a9f8dfe2352a7d812430b7f7e8fc535704f1ccdcdf190d664731d7f14e781f8db90f79cdcd8d684bb3aa11c82ef3d5a41cdf81fb179c5bf5672bb9ef5353907c9c7ba8a5f6f66e271eeb7beedcfc510d653db67aa69c9a9c97d141714ee22a7f7e5dcfdd8229e36ea5be364e288ded976426afe2575b2ce9e20d6a7f496737c3c9b2823463f22b4b53b8f145f984dd07b9f0f14a6fe29c5117e8a82ea9c941ef1209fc7d4dc5f7e1f8747272185bfbf47e28823462d2df185cff091d2f6f8a51b73f7354921b9fbb17dabaca7b6cf54e373f7247353aba8e0e53738c538a06cef879b9c6e537404717e5c538a23794dfb9fa29259abf847d78173fdd4b678bf73f539a284dfabf69269a99be10517ead3ec773d9a26c717da943594f6d9ea9cee7f9efb1f4909df6833741bf5650c2dfdfa3f14cbacebb2ec007ea9fb20ba9ee846288d4dccf66e271eee7dd97a86456cddfc6aeb3aecbb001f87e879c63efc6e3c3ee71ee0b1ba06bf5784997e1238173fc53cff04b41caf7594f6d9ea9c6b3ac4dde4494359fabca92752190fcf7c3eefe10cf25a0c9268396afdfaca7b6cf54e7268b7404df843fcaeee3b3c7f4bc6d53827355d9b97144661f83c397965e711a8a5f9754e1b307a9822e64bc6cc4d6b03121916608a78d8bed5de53844d2a74fa484e10fc5cff1c721f19771ef4a4fe10c899fe61c0c8a45b1c79a08d1d94f6d9ea9ce61c09d4d472be717e5cae8bf3f762fb7446a12bb92f7ee509d6f64ae5f74a59c115325b0cdf9bd70e59cdfa77f84359e4aea6fc72dd748437efcd96e61371fe61cd653db67aa73abc79f60277b1d932738d5e7ebec7f1a99852f683f7ef29d45ba0275bdfe26e2818726c70ea40d619ed5a9b1d5d5fa47474117e28f61173264e719b3c297f17ea67be1f7126c72e123a49b1dccd4dfcdf3fefdbfb8fb7569ec7dc5fa88ba1ec9bfb964d4fc89c1b5bd4bbf456a1ac129035867b56cb3970454c96c337ebbf31e0ba9ad09765ee76414e59d5a41ff17e61c05dca6a6e21accea58731c731d7f5de5f5505abfaefd653db67aa6e6576e9086ca1acc96ee7bf53f64171473f7514517ef6f87ee14926e208d18fc8bf746151adfa9ad81e1fabcf7eaa13aca7b6cf54e7270b7f7e8fc5250468c7e4513724efcdfef84526fd581849ae613724d0d67e257b8a2efa9c9b67146613741a1ac1dfb9ecd3efccee7b1773e240661cdd4b0a6febbbf49bf5388a9fe3fb7f087ec39b9ea92f126fe57b9dba2afe29dc87bce6e6c208d18fc8b4ff752c29bfaeefd26fc3f73f73da49a86a87d3fdef982d1c1b37cefc3f339ef9c0661cd5048a537f37cae4b4ffbfc6a63ecf1498bf4e48acf522a33c0fc6dd963cdcc50789448b7f14ead20e10468c7eb3eb1aef0145f9870dfd6f9fd3f3b3d9288bf37fbe1149bf0fdec22e66a4c8616fefd1f8a5fb9f6022ad5a4b3ad0977f8d56d3dd7f2d79fe89044e0db8f2f683e861f9e2a245bf8a371e2a0f30e1bfad91517e1238cdfb6e9dcf561ecd0728db98ed1ce35bf537f70e3660eacdf8a33a52cdf843fd1c2773d8bb9ea9326fdfa745bf9d96f914b3b88b63b387473e7fc6e5414f45bf9d9c7f7e10ff792ee7ab0f64177649f1d1a9587a86b325ab198907314ddfa8e31d9ab94937f14ee7f8f19a9bf37fbe1149411a31f9e4e7b17404117e29dcff1e33537e1fb9fb8e91db94337cd0468c7e797fdcf824bc45c5198f088d7455935d586a4aebf0fd77b13450c2dfdfa3f14bf0fd581849ae2910a0eaca08d1a266bae8ab26feac352576e7db2ec82d5fd653db67aa7184ec3b4704918bf5c0a44e70a8644bc5e8b72f1fc26fde4b96a70d05c91517e5ddfa17e25122dfc51b9efabbe383d0cf1fc693d4bba9b7087e2e7fadefbd2487ea12ba9d4d6f7f89b8bf8cd9e14a2fcb95dc516fea3956f88a13a8b5805b0ceae63c0e6c5e6bc559c538a06dcf827b35ab9ccd072f156773d97bfc219133f3dcf65eeaff692156757523b146adf9374f542acef6373e17e5caee28b7f51cab7c450c2474be9e1f5706cdecd669161d4fd66f65b1975304b57bf492271ee34d9a0cbd43583773678529d471881521b9f04ad4c2283946c50c783e3bc6d6f7d8bf37ae0e6ce8b7f79d5be2284df972bb8a2dfd472920a15675dd4dbe36e7b2f50c2dd9acd22c3ad909232fdcfdd56f88a19b8a384e5dcfdd21ba96a736424456ff17ea1ff7c6dcf65eea878a50ab3a</text:span><text:soft-page-break/><text:span text:style-name="T269">98a6d4d8ea474c19a26c70a8279a92753091d271ee34d9b00fb65ee5d5c24749ce17731d7d9e1714eb7c3e917e5c7f6dd3bd89bf2ee12284529cb85413cd4a6fcecd7981ca0ba948ebddcfe08a992d8610 {' ': '110', 'а': '1001', 'е': '1000', 'и': '0101', 'л': '0000', 'н': '0010', 'о': '1111', 'т': '0011', 'в': '10100', 'к': '01101', 'р': '11101', 'с': '10101', 'у': '01001', ',': '101111', '.': '010000', 'б': '011000', 'г': '101101', 'д': '101110', 'з': '011101', 'й': '000110', 'м': '111000', 'п': '111001', 'ч': '000100', 'ы': '011100', 'ь': '011111', 'я': '011001', '\n': '0100011', 'ж': '0001010', 'х': '0111101', 'ш': '0001110', '–': '0001111', '-': '00010111', 'К': '00010110', 'М': '10110010', 'ю': '10110001', '!': '010001000', 'Н': '011110001', 'ц': '101100001', 'щ': '011110011', 'э': '011110000', 'Б': '0100010100', 'В': '1011001111', 'О': '0111100100', 'П': '0100010010', 'Т': '1011001100', 'Э': '0100010011', 'ф': '1011001101', ':': '10110011100', 'А': '10110011101', 'З': '01000101010', 'И': '10110000011', 'Р': '01000101011', 'У': '01000101100', 'Ч': '01000101101', 'Я': '01111001010', 'ъ': '01000101110', '?': '101100000011', '«': '101100000000', '»': '101100000001', 'Г': '010001011111', 'Д': '011110010111', 'Л': '101100000010', 'С': '011110010110', 'Х': '010001011110', 'Ш': '101100000100', 'Е': '1011000001011', 'Ц': '1011000001010'}</text:span><text:span text:style-name="T270"><text:s/>(12кб)(сжатие на 25%)</text:span></text:p>
      <text:p text:style-name="P271"/>
      <text:p text:style-name="P272"><text:span text:style-name="T273"><text:tab/></text:span><text:span text:style-name="T274">Результат декомпрессии:</text:span><text:span text:style-name="T275"><text:s/></text:span><text:span text:style-name="T276">Полночь приближалась, пришлось спешить. Маргарита смутно видела что-нибудь. Запомнились свечи и самоцветный какой-то бассейн. Когда Маргарита стала на дно этого бассейна, Гелла и помогающая ей Наташа окатили Маргариту какой-то горячей, густой и красной жидкостью. Маргарита ощутила соленый вкус на губах и поняла, что ее моют кровью. Кровавая мантия сменилась другою – густой, прозрачной, розоватой, и у Маргариты закружилась голова от розового масла. Потом Маргариту бросили на хрустальное ложе и до блеска стали растирать какими-то большими зелеными листьями. Тут ворвался кот и стал помогать. Он уселся на корточки у ног Маргариты и стал натирать ей ступни с таким видом, как будто чистил сапоги на улице. Маргарита не помнит, кто сшил ей из лепестков бледной розы туфли, и как эти туфли сами собой застегнулись золотыми пряжками. Какая-то сила вздернула Маргариту и поставила перед зеркалом, и в волосах у нее блеснул королевский алмазный венец. Откуда-то явился Коровьев и повесил на грудь Маргариты тяжелое в овальной раме изображение черного пуделя на тяжелой цепи. Это украшение чрезвычайно обременило королеву. Цепь сейчас же стала натирать шею, изображение тянуло ее согнуться. Но кое-что вознаградило Маргариту за те неудобства, которые ей причиняла цепь с черным пуделем. Это – та почтительность, с которою стали относиться к ней Коровьев и Бегемот.</text:span></text:p>
      <text:p text:style-name="P277"/>
      <text:p text:style-name="P278">– Ничего, ничего, ничего! – бормотал Коровьев у дверей комнаты с бассейном, – ничего не поделаешь, надо, надо, надо. Разрешите, королева, вам дать последний совет. Среди гостей будут различные, ох, очень различные, но никому, королева Марго, никакого преимущества! Если кто-нибудь и не понравится... Я понимаю, что вы, конечно, не выразите этого на своем лице... Нет, нет, нельзя подумать об этом! Заметит, заметит в то же мгновение. Нужно полюбить его, полюбить, королева. Сторицей будет вознаграждена за это хозяйка бала! И еще: не пропустить никого. Хоть улыбочку, если не будет времени бросить слово, хоть<text:s/><text:soft-page-break/>малюсенький поворот головы. Все, что угодно, но только не невнимание. От этого они захиреют...</text:p>
      <text:p text:style-name="P279"/>
      <text:p text:style-name="P280">Тут Маргарита в сопровождении Коровьева и Бегемота шагнула из бассейной в полную темноту.</text:p>
      <text:p text:style-name="P281"/>
      <text:p text:style-name="P282">– Я, я, – шептал кот, – я дам сигнал!</text:p>
      <text:p text:style-name="P283"/>
      <text:p text:style-name="P284">– Давай! – ответил в темноте Коровьев.</text:p>
      <text:p text:style-name="P285"/>
      <text:p text:style-name="P286">– Бал! – пронзительно визгнул кот, и тотчас Маргарита вскрикнула и на несколько секунд закрыла глаза. Бал упал на нее сразу в виде света, вместе с ним – звука и запаха. Уносимая под руку Коровьевым, Маргарита увидела себя в тропическом лесу. Красногрудые зеленохвостые попугаи цеплялись за лианы, перескакивали по ним и оглушительно кричали: «Я восхищен!» Но лес быстро кончился, и его банная духота тотчас сменилась прохладою бального зала с колоннами из какого-то желтоватого искрящегося камня. Этот зал, так же как и лес, был совершенно пуст, и лишь у колонн неподвижно стояли обнаженные негры в серебряных повязках на головах. Лица их стали грязно-бурыми от волнения, когда в зал влетела Маргарита со своею свитой, в которой откуда-то взялся Азазелло. Тут Коровьев выпустил руку Маргариты и шепнул:</text:p>
      <text:p text:style-name="P287"/>
      <text:p text:style-name="P288">– Прямо на тюльпаны!</text:p>
      <text:p text:style-name="P289"/>
      <text:p text:style-name="P290">Невысокая стена белых тюльпанов выросла перед Маргаритой, а за нею она увидела бесчисленные огни в колпачках и перед ними белые груди и черные плечи фрачников. Тогда Маргарита поняла, откуда шел бальный звук. На нее обрушился рев труб, а вырвавшийся из-под него взмыв скрипок окатил ее тело, как кровью. Оркестр человек в полтораста играл полонез.</text:p>
      <text:p text:style-name="P291"/>
      <text:p text:style-name="P292">Возвышавшийся перед оркестром человек во фраке, увидев Маргариту, побледнел, заулыбался и вдруг взмахом рук поднял весь оркестр. Ни на мгновение не прерывая музыки, оркестр, стоя, окатывал Маргариту звуками. Человек над оркестром отвернулся от него и поклонился низко, широко разбросив руки, и Маргарита, улыбаясь, помахала ему рукой.</text:p>
      <text:p text:style-name="P293"/>
      <text:p text:style-name="P294">– Нет, мало, мало, – зашептал Коровьев, – он не будет спать всю ночь. Крикните ему: «Приветствую вас, король вальсов!»</text:p>
      <text:p text:style-name="P295"/>
      <text:p text:style-name="P296">Маргарита крикнула это и подивилась тому, что ее голос, полный как колокол, покрыл вой оркестра. Человек от счастья вздрогнул и левую руку приложил к груди, правой продолжая махать оркестру белым жезлом.</text:p>
      <text:p text:style-name="P297"/>
      <text:p text:style-name="P298">– Мало, мало, – шептал Коровьев, – глядите налево, на первые скрипки, и кивните так, чтобы каждый думал, что вы его узнали в отдельности. Здесь только мировые<text:s/><text:soft-page-break/>знаменитости. Вот этому, за первым пультом, это Вьетан. Так, очень хорошо. Теперь дальше.</text:p>
      <text:p text:style-name="P299"/>
      <text:p text:style-name="P300">– Кто дирижер? – отлетая, спросила Маргарита.</text:p>
      <text:p text:style-name="P301"/>
      <text:p text:style-name="P302">– Иоганн Штраус, – закричал кот, – и пусть меня повесят в тропическом саду на лиане, если на каком-нибудь балу когда-либо играл такой оркестр. Я приглашал его! И, заметьте, ни один не заболел и ни один не отказался.</text:p>
      <text:p text:style-name="P303"/>
      <text:p text:style-name="P304">В следующем зале не было колонн, вместо них стояли стены красных, розовых, молочно-белых роз с одной стороны, а с другой – стена японских махровых камелий. Между этими стенами уже били, шипя, фонтаны, и шампанское вскипало пузырями в трех бассейнах, из которых был первый – прозрачно-фиолетовый, второй – рубиновый, третий – хрустальный. Возле них метались негры в алых повязках, серебряными черпаками наполняя из бассейнов плоские чаши. В розовой стене оказался пролом, и в нем на эстраде кипятился человек в красном с ласточкиным хвостом фраке. Перед ним гремел нестерпимо громко джаз. Лишь только дирижер увидел Маргариту, он согнулся перед нею так, что руками коснулся пола, потом выпрямился и пронзительно закричал:</text:p>
      <text:p text:style-name="P305"/>
      <text:p text:style-name="P306">– Аллилуйя!</text:p>
      <text:p text:style-name="P307"/>
      <text:p text:style-name="P308">Он хлопнул себя по коленке раз, потом накрест по другой – два, вырвал из рук крайнего музыканта тарелку, ударил ею по колонне.</text:p>
      <text:p text:style-name="P309"/>
      <text:p text:style-name="P310">Улетая, Маргарита видела только, что виртуоз-джазбандист, борясь с полонезом, который дул Маргарите в спину, бьет по головам джазбандистов своей тарелкой и те приседают в комическом ужасе.</text:p>
      <text:p text:style-name="P311"/>
      <text:p text:style-name="P312">Наконец вылетели на площадку, где, как поняла Маргарита, ее во тьме встречал Коровьев с лампадкой. Теперь на этой площадке глаза слепли от света, льющегося из хрустальных виноградных гроздьев. Маргариту установили на место, и под левой рукой у нее оказалась низкая аметистовая колонка.</text:p>
      <text:p text:style-name="P313"/>
      <text:p text:style-name="P314">– Руку можно будет положить на нее, если станет очень трудно, – шептал Коровьев.</text:p>
      <text:p text:style-name="P315"/>
      <text:p text:style-name="P316">Какой-то чернокожий подкинул под ноги Маргарите подушку с вышитым на ней золотым пуделем, и на нее она, повинуясь чьим-то рукам, поставила, согнув в колене, свою правую ногу. Маргарита попробовала оглядеться. Коровьев и Азазелло стояли возле нее в парадных позах. Рядом с Азазелло – еще трое молодых людей, смутно чем-то напомнивших Маргарите Абадонну. В спину веяло холодом. Оглянувшись, Маргарита увидела, что из мраморной стены сзади нее бьет шипящее вино и стекает в ледяной бассейн. У левой ноги она чувствовала что-то теплое и мохнатое. Это был Бегемот.</text:p>
      <text:p text:style-name="P317"/>
      <text:p text:style-name="P318">Маргарита была в высоте, и из-под ног ее вниз уходила грандиозная лестница, крытая ковром. Внизу, так далеко, как будто бы Маргарита смотрела обратным способом в бинокль, она видела громаднейшую швейцарскую с совершенно необъятным камином, в холодную и черную пасть которого мог свободно въехать пятитонный грузовик. Швейцарская и лестница, до боли в глазах залитая светом, были пусты. Трубы теперь доносились до Маргариты издалека. Так простояли неподвижно около минуты.</text:p>
      <text:p text:style-name="P319"/>
      <text:p text:style-name="P320">– Где же гости? – спросила Маргарита у Коровьева.</text:p>
      <text:p text:style-name="P321"/>
      <text:p text:style-name="P322">– Будут, королева, сейчас будут. В них недостатка не будет. И, право, я предпочел бы рубить дрова, вместо того чтобы принимать их здесь на площадке.</text:p>
      <text:p text:style-name="P323"/>
      <text:p text:style-name="P324">– Что рубить дрова, – подхватил словоохотливый кот, – я хотел бы служить кондуктором в трамвае, а уж хуже этой работы нет ничего на свете.</text:p>
      <text:p text:style-name="P325"/>
      <text:p text:style-name="P326">– Все должно быть готово заранее, королева, – объяснял Коровьев, поблескивая глазом сквозь испорченный монокль. – Ничего не может быть гаже, чем когда приехавший первым гость мыкается, не зная, что ему предпринять, а его законная мегера шепотом пилит его за то, что они приехали раньше всех. Такие балы надо выбрасывать на помойку, королева.</text:p>
      <text:p text:style-name="P327"/>
      <text:p text:style-name="P328">– Определенно на помойку, – подтвердил кот.</text:p>
      <text:p text:style-name="P329"/>
      <text:p text:style-name="P330">– До полуночи не более десяти секунд, – добавил Коровьев, – сейчас начнется.</text:p>
      <text:p text:style-name="P331"/>
      <text:p text:style-name="P332">Эти десять секунд показались Маргарите чрезвычайно длинными. По-видимому, они истекли уже, и ровно ничего не произошло. Но тут вдруг что-то грохнуло внизу в громадном камине, и из него выскочила виселица с болтающимся на ней полурассыпавшимся прахом. Этот прах сорвался с веревки, ударился об пол, и из него выскочил черноволосый красавец во фраке и в лакированных туфлях. Из камина выбежал полуистлевший небольшой гроб, крышка его отскочила, и из него вывалился другой прах. Красавец галантно подскочил к нему и подал руку калачиком, второй прах сложился в нагую вертлявую женщину в черных туфельках и с черными перьями на голове, и тогда оба, и мужчина и женщина, заспешили вверх по лестнице.(Разницы с исходным файлом нет)(16кб)</text:p>
      <text:p text:style-name="P333"/>
      <text:p text:style-name="P334">Выводы.</text:p>
      <text:p text:style-name="P335"/>
      <text:p text:style-name="P336"><text:span text:style-name="T337"><text:tab/>В заключении отметим, что в ходе работы мы познакомились с такими программами, как<text:s/></text:span><text:span text:style-name="T338">WinZip</text:span><text:span text:style-name="T339"><text:s/>и<text:s/></text:span><text:span text:style-name="T340">WinRAR</text:span><text:span text:style-name="T341">, а также встроенной в<text:s/></text:span><text:span text:style-name="T342">Windows</text:span><text:span text:style-name="T343"><text:s/></text:span><text:span text:style-name="T344">утилиты создания резервной копии системы, изучили алгоритм сжатия данных<text:s/></text:span><text:span text:style-name="T345">с помощью кода Хафмана</text:span><text:span text:style-name="T346"><text:s/>и реализовали компрессию и декомпрессию файла с его помощью в программе, проверили ее работоспособность, оценили преимущества и<text:s/></text:span><text:soft-page-break/><text:span text:style-name="T347">недостатки как программы так и самого метода сжатия</text:span><text:span text:style-name="T348">, назовем их:</text:span></text:p>
      <text:p text:style-name="P349"/>
      <text:p text:style-name="P350"><text:tab/>Плюсы:</text:p>
      <text:list text:style-name="LFO1" text:continue-numbering="true">
        <text:list-item>
          <text:p text:style-name="P351">сильное сжатие, экономящее большие объемы памяти при преобразовании файлов с большими последовательностями поочередно идущих одинаковых символов</text:p>
        </text:list-item>
        <text:list-item>
          <text:p text:style-name="P352">сильное сжатие, экономящее большие объемы памяти при преобразовании файлов больших размеров</text:p>
        </text:list-item>
      </text:list>
      <text:p text:style-name="P353">Минусы:</text:p>
      <text:list text:style-name="LFO1" text:continue-numbering="true">
        <text:list-item>
          <text:p text:style-name="P354">отрицательное или минимальное сжатие при малом объёме текста</text:p>
        </text:list-item>
      </text:list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gor</meta:initial-creator>
    <dc:creator>11</dc:creator>
    <meta:creation-date>2024-02-26T19:38:00Z</meta:creation-date>
    <dc:date>2024-02-26T19:52:00Z</dc:date>
    <meta:template xlink:href="Normal" xlink:type="simple"/>
    <meta:editing-cycles>4</meta:editing-cycles>
    <meta:editing-duration>PT840S</meta:editing-duration>
    <meta:user-defined meta:name="Info 1"/>
    <meta:user-defined meta:name="Info 2"/>
    <meta:user-defined meta:name="Info 3"/>
    <meta:user-defined meta:name="Info 4"/>
    <meta:document-statistic meta:page-count="16" meta:paragraph-count="69" meta:word-count="5217" meta:character-count="34888" meta:row-count="247" meta:non-whitespace-character-count="29740"/>
  </office:meta>
</office:document-meta>
</file>